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117da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65b6f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7e711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0d896c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65b6f" officeooo:paragraph-rsid="00165b6f"/>
    </style:style>
    <style:style style:name="P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2ec50" officeooo:paragraph-rsid="00165b6f"/>
    </style:style>
    <style:style style:name="P9" style:family="paragraph" style:parent-style-name="LO-Normal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165b6f" officeooo:paragraph-rsid="00165b6f" style:letter-kerning="true" style:font-name-asian="Times New Roman" style:font-weight-asian="normal" style:font-name-complex="Arial" style:font-size-complex="10pt" style:language-complex="ar" style:country-complex="SA"/>
    </style:style>
    <style:style style:name="P1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7e711" officeooo:paragraph-rsid="0017e711"/>
    </style:style>
    <style:style style:name="P11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0pt" officeooo:rsid="00194909" officeooo:paragraph-rsid="00194909" style:font-size-asian="10pt" style:font-size-complex="10pt"/>
    </style:style>
    <style:style style:name="P1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3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5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65b6f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7aab8" officeooo:paragraph-rsid="00194909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94909" officeooo:paragraph-rsid="00194909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20" style:family="paragraph" style:parent-style-name="CabecalhoTabela">
      <style:paragraph-properties style:snap-to-layout-grid="false"/>
    </style:style>
    <style:style style:name="P21" style:family="paragraph" style:parent-style-name="CabecalhoTabela">
      <style:paragraph-properties style:snap-to-layout-grid="false"/>
      <style:text-properties officeooo:paragraph-rsid="0002101b"/>
    </style:style>
    <style:style style:name="P22" style:family="paragraph" style:parent-style-name="Texto_20_tabela">
      <style:paragraph-properties fo:text-align="center" style:justify-single-word="false" style:snap-to-layout-grid="false"/>
    </style:style>
    <style:style style:name="P23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096d4a"/>
    </style:style>
    <style:style style:name="P24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49369"/>
    </style:style>
    <style:style style:name="P25" style:family="paragraph" style:parent-style-name="Texto_20_tabela">
      <style:paragraph-properties fo:text-align="center" style:justify-single-word="false" style:snap-to-layout-grid="false"/>
      <style:text-properties officeooo:rsid="00154c6d" officeooo:paragraph-rsid="00154c6d"/>
    </style:style>
    <style:style style:name="P26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27" style:family="paragraph" style:parent-style-name="Standard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165b6f" officeooo:paragraph-rsid="001d3830" style:letter-kerning="true" style:font-name-asian="Times New Roman" style:font-weight-asian="normal" style:font-name-complex="Arial" style:font-size-complex="10pt" style:language-complex="ar" style:country-complex="SA"/>
    </style:style>
    <style:style style:name="P28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9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30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31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2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33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3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d3830"/>
    </style:style>
    <style:style style:name="P3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eda77"/>
    </style:style>
    <style:style style:name="P36" style:family="paragraph" style:parent-style-name="LO-Normal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2101b" officeooo:paragraph-rsid="001d3830" style:letter-kerning="true" style:font-name-asian="Times New Roman" style:font-weight-asian="normal" style:font-name-complex="Arial" style:font-size-complex="10pt" style:language-complex="ar" style:country-complex="SA"/>
    </style:style>
    <style:style style:name="P3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65b6f" officeooo:paragraph-rsid="001eda77"/>
    </style:style>
    <style:style style:name="P3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165b6f"/>
    </style:style>
    <style:style style:name="P39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1eda77"/>
    </style:style>
    <style:style style:name="P4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7e711" officeooo:paragraph-rsid="001eda77"/>
    </style:style>
    <style:style style:name="P41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2ec50" officeooo:paragraph-rsid="001eda77"/>
    </style:style>
    <style:style style:name="P42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0be11a" style:font-weight-asian="normal" style:font-weight-complex="normal"/>
    </style:style>
    <style:style style:name="P43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44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45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46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54c6d" officeooo:paragraph-rsid="00154c6d"/>
    </style:style>
    <style:style style:name="P47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096d4a"/>
    </style:style>
    <style:style style:name="P48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4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5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5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65b6f" officeooo:paragraph-rsid="00165b6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5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fo:font-weight="normal" officeooo:rsid="00165b6f" officeooo:paragraph-rsid="001eda77" style:letter-kerning="true" style:font-name-asian="Times New Roman" style:font-size-asian="11pt" style:language-asian="zh" style:country-asian="CN" style:font-weight-asian="normal" style:font-name-complex="Arial" style:font-size-complex="10pt" style:language-complex="ar" style:country-complex="SA"/>
    </style:style>
    <style:style style:name="P5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07aab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194909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165b6f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language="pt" fo:country="BR" fo:font-weight="normal" style:letter-kerning="true" style:font-name-asian="Times New Roman" style:font-weight-asian="normal" style:font-name-complex="Arial" style:font-size-complex="10pt" style:language-complex="ar" style:country-complex="SA"/>
    </style:style>
    <style:style style:name="T12" style:family="text">
      <style:text-properties style:use-window-font-color="true" style:font-name="Arial" fo:language="pt" fo:country="BR" fo:font-weight="normal" officeooo: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T13" style:family="text">
      <style:text-properties style:use-window-font-color="true" style:font-name="Arial" fo:language="pt" fo:country="BR" fo:font-weight="normal" officeooo:rsid="0017e711" style:letter-kerning="true" style:font-name-asian="Times New Roman" style:font-weight-asian="normal" style:font-name-complex="Arial" style:font-size-complex="10pt" style:language-complex="ar" style:country-complex="SA"/>
    </style:style>
    <style:style style:name="T14" style:family="text">
      <style:text-properties style:use-window-font-color="true" style:font-name="Arial" fo:language="pt" fo:country="BR" fo:font-weight="normal" officeooo:rsid="001eda77" style:letter-kerning="true" style:font-name-asian="Times New Roman" style:font-weight-asian="normal" style:font-name-complex="Arial" style:font-size-complex="10pt" style:language-complex="ar" style:country-complex="SA"/>
    </style:style>
    <style:style style:name="T15" style:family="text">
      <style:text-properties style:use-window-font-color="true" style:font-name="Arial" fo:font-size="11pt" fo:language="pt" fo:country="BR" officeooo: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6" style:family="text">
      <style:text-properties style:use-window-font-color="true" style:font-name="Arial" fo:font-size="11pt" fo:language="pt" fo:country="BR" officeooo:rsid="001eda77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7" style:family="text">
      <style:text-properties fo:font-size="11pt" style:font-name-asian="Times New Roman" style:font-size-asian="11pt"/>
    </style:style>
    <style:style style:name="T18" style:family="text">
      <style:text-properties fo:font-size="11pt" officeooo:rsid="00023a1f" style:font-name-asian="Times New Roman" style:font-size-asian="11pt" style:font-size-complex="11pt"/>
    </style:style>
    <style:style style:name="T19" style:family="text">
      <style:text-properties fo:font-size="10pt" style:font-name-asian="Times New Roman" style:font-size-asian="10pt"/>
    </style:style>
    <style:style style:name="T20" style:family="text">
      <style:text-properties fo:font-size="10pt" officeooo:rsid="004b5cce" style:font-name-asian="Times New Roman" style:font-size-asian="10pt"/>
    </style:style>
    <style:style style:name="T21" style:family="text">
      <style:text-properties fo:font-size="10pt" officeooo:rsid="0007aab8" style:font-name-asian="Times New Roman" style:font-size-asian="10pt"/>
    </style:style>
    <style:style style:name="T22" style:family="text">
      <style:text-properties fo:font-size="10pt" style:font-size-asian="1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194909" style:font-size-asian="10pt" style:font-size-complex="10pt"/>
    </style:style>
    <style:style style:name="T25" style:family="text">
      <style:text-properties fo:font-size="10pt" officeooo:rsid="001ac79d" style:font-size-asian="10pt" style:font-size-complex="10pt"/>
    </style:style>
    <style:style style:name="T26" style:family="text">
      <style:text-properties fo:font-size="10pt" officeooo:rsid="00165b6f" style:font-size-asian="10pt" style:font-size-complex="10pt"/>
    </style:style>
    <style:style style:name="T27" style:family="text">
      <style:text-properties fo:font-size="10pt" officeooo:rsid="0017e711" style:font-size-asian="10pt" style:font-size-complex="10pt"/>
    </style:style>
    <style:style style:name="T28" style:family="text">
      <style:text-properties fo:font-size="10pt" officeooo:rsid="0017e711" style:font-size-asian="10pt"/>
    </style:style>
    <style:style style:name="T29" style:family="text">
      <style:text-properties fo:font-size="10pt" officeooo:rsid="001eda77" style:font-size-asian="10pt"/>
    </style:style>
    <style:style style:name="T30" style:family="text">
      <style:text-properties officeooo:rsid="000d352d"/>
    </style:style>
    <style:style style:name="T31" style:family="text">
      <style:text-properties style:font-name-asian="Arial"/>
    </style:style>
    <style:style style:name="T32" style:family="text">
      <style:text-properties officeooo:rsid="000e6f81"/>
    </style:style>
    <style:style style:name="T33" style:family="text">
      <style:text-properties officeooo:rsid="00149369"/>
    </style:style>
    <style:style style:name="T34" style:family="text">
      <style:text-properties officeooo:rsid="00165b6f"/>
    </style:style>
    <style:style style:name="T35" style:family="text">
      <style:text-properties officeooo:rsid="0017e711"/>
    </style:style>
    <style:style style:name="T36" style:family="text">
      <style:text-properties officeooo:rsid="00194909"/>
    </style:style>
    <style:style style:name="T37" style:family="text">
      <style:text-properties officeooo:rsid="001d3830"/>
    </style:style>
    <style:style style:name="T38" style:family="text">
      <style:text-properties officeooo:rsid="001eda77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6">GRH</text:span> – Gestão de <text:span text:style-name="T6">Recursos Humanos</text:span></text:p>
      <text:p text:style-name="P14"/>
      <text:p text:style-name="P12">Documento de Especificação de Caso de Uso</text:p>
      <text:p text:style-name="P12"/>
      <text:p text:style-name="P13">UC<text:span text:style-name="T33">10</text:span> – Submeter<text:span text:style-name="T33"> Avaliação de Rendimento</text:span></text:p>
      <text:p text:style-name="P15"/>
      <text:p text:style-name="P15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0">Data</text:p>
          </table:table-cell>
          <table:table-cell table:style-name="Tabela1.A1" office:value-type="string">
            <text:p text:style-name="P20">Versão</text:p>
          </table:table-cell>
          <table:table-cell table:style-name="Tabela1.A1" office:value-type="string">
            <text:p text:style-name="P21">Responsável</text:p>
          </table:table-cell>
          <table:table-cell table:style-name="Tabela1.D1" office:value-type="string">
            <text:p text:style-name="P20">Alteração</text:p>
          </table:table-cell>
        </table:table-row>
        <table:table-row table:style-name="Tabela1.1">
          <table:table-cell table:style-name="Tabela1.A1" office:value-type="string">
            <text:p text:style-name="P22"><text:span text:style-name="T33">20/05</text:span>/201<text:span text:style-name="T30">5</text:span></text:p>
          </table:table-cell>
          <table:table-cell table:style-name="Tabela1.A1" office:value-type="string">
            <text:p text:style-name="P22">1.0</text:p>
          </table:table-cell>
          <table:table-cell table:style-name="Tabela1.A1" office:value-type="string">
            <text:p text:style-name="P24">Beatriz Brito do Rêgo</text:p>
          </table:table-cell>
          <table:table-cell table:style-name="Tabela1.D1" office:value-type="string">
            <text:p text:style-name="P45">Criação<text:span text:style-name="Fonte_20_parág._20_padrão"><text:span text:style-name="T31"> </text:span></text:span>do<text:span text:style-name="Fonte_20_parág._20_padrão"><text:span text:style-name="T3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25">03/06/2015</text:p>
          </table:table-cell>
          <table:table-cell table:style-name="Tabela1.A3" office:value-type="string">
            <text:p text:style-name="P25">1.5</text:p>
          </table:table-cell>
          <table:table-cell table:style-name="Tabela1.A3" office:value-type="string">
            <text:p text:style-name="P25">Beatriz Brito do Rêgo</text:p>
          </table:table-cell>
          <table:table-cell table:style-name="Tabela1.D3" office:value-type="string">
            <text:p text:style-name="P46">Atualização do documento</text:p>
          </table:table-cell>
        </table:table-row>
        <table:table-row table:style-name="Tabela1.1">
          <table:table-cell table:style-name="Tabela1.A3" office:value-type="string">
            <text:p text:style-name="P23"/>
          </table:table-cell>
          <table:table-cell table:style-name="Tabela1.A3" office:value-type="string">
            <text:p text:style-name="P23"/>
          </table:table-cell>
          <table:table-cell table:style-name="Tabela1.A3" office:value-type="string">
            <text:p text:style-name="P23"/>
          </table:table-cell>
          <table:table-cell table:style-name="Tabela1.D3" office:value-type="string">
            <text:p text:style-name="P47"/>
          </table:table-cell>
        </table:table-row>
      </table:table>
      <text:section text:style-name="Sect1" text:name="Seção1">
        <text:list xml:id="list33603107334206630" text:style-name="WW8Num2">
          <text:list-item>
            <text:h text:style-name="P28" text:outline-level="1"><text:bookmark-start text:name="_Ref418497390"/><text:bookmark-start text:name="_Ref439573339"/>CASOS DE USO: <text:span text:style-name="T33">SUBMETER AVALIAÇÃO DE RENDIMENTO</text:span></text:h>
            <text:list>
              <text:list-item>
                <text:h text:style-name="P30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6"><text:span text:style-name="Fonte_20_parág._20_padrão"><text:span text:style-name="T7">Este</text:span></text:span><text:span text:style-name="Fonte_20_parág._20_padrão"><text:span text:style-name="T9"> </text:span></text:span><text:span text:style-name="Fonte_20_parág._20_padrão"><text:span text:style-name="T7">caso</text:span></text:span><text:span text:style-name="Fonte_20_parág._20_padrão"><text:span text:style-name="T9"> </text:span></text:span><text:span text:style-name="Fonte_20_parág._20_padrão"><text:span text:style-name="T7">de</text:span></text:span><text:span text:style-name="Fonte_20_parág._20_padrão"><text:span text:style-name="T9"> </text:span></text:span><text:span text:style-name="Fonte_20_parág._20_padrão"><text:span text:style-name="T7">uso</text:span></text:span><text:span text:style-name="Fonte_20_parág._20_padrão"><text:span text:style-name="T9"> descreve o processo em que o </text:span></text:span><text:span text:style-name="Fonte_20_parág._20_padrão"><text:span text:style-name="T10">coordenador submete a avaliação de rendimento para cada estagiário cadastrado no sistema.</text:span></text:span></text:p>
        <text:list xml:id="list93930077006925" text:continue-numbering="true" text:style-name="WW8Num2">
          <text:list-item>
            <text:list>
              <text:list-item>
                <text:h text:style-name="P31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6">Coordenador.</text:span></text:p>
        <text:list xml:id="list93930575204728" text:continue-numbering="true" text:style-name="WW8Num2">
          <text:list-item>
            <text:list>
              <text:list-item>
                <text:h text:style-name="P31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5"><text:bookmark-end text:name="_Ref88992566"/>1.<text:tab/><text:span text:style-name="T35">Coordenador seleciona a opção “Avaliação”</text:span></text:p>
        <text:p text:style-name="P10">2.<text:tab/>Coordenador seleciona turma que deseja listar seus estagiários </text:p>
        <text:p text:style-name="P3"><text:span text:style-name="T35">3</text:span>.<text:tab/><text:span text:style-name="T32">Sistema lista estagiário cadastrados referente a turma selecionada <text:s/></text:span></text:p>
        <text:p text:style-name="P8"><text:span text:style-name="T35">4</text:span>.<text:tab/>Coordenador seleciona a opção de realizar avaliação de rendimento <text:span text:style-name="T35">de um estagiário</text:span></text:p>
        <text:p text:style-name="P4"><text:tab/>- <text:span text:style-name="T34">Sistema exibe para o coordenador um formulário padrão de avaliação de <text:tab/><text:tab/><text:tab/><text:tab/>rendimento do estagiário</text:span></text:p>
        <text:p text:style-name="P2"><text:span text:style-name="T35">5.</text:span><text:tab/><text:span text:style-name="T34">Coordenador preenche os campos do documento</text:span></text:p>
        <text:p text:style-name="P6"><text:span text:style-name="T35">6.</text:span><text:tab/><text:span text:style-name="T34">Coordenador seleciona a opção “Submeter Avaliação de Rendimento” </text:span></text:p>
        <text:p text:style-name="P7"><text:span text:style-name="T13">7</text:span><text:span text:style-name="T12">.<text:tab/></text:span><text:span text:style-name="T11">Sistema informa que após o documento ser submetido não poderá mais ser editado</text:span></text:p>
        <text:p text:style-name="P9"><text:span text:style-name="T35">8</text:span>.<text:tab/>Coordenador confirma a operação</text:p>
        <text:list xml:id="list93931263027328" text:continue-numbering="true" text:style-name="WW8Num2">
          <text:list-item>
            <text:list>
              <text:list-item>
                <text:h text:style-name="P32" text:outline-level="2">Fluxos Alternativos: <text:span text:style-name="T37">Referente ao passo 6 - Salvar Avaliação de Rendimento</text:span> </text:h>
              </text:list-item>
            </text:list>
          </text:list-item>
        </text:list>
        <text:p text:style-name="P34">1.<text:tab/><text:span text:style-name="T34">Coordenador seleciona a opção “Salvar Avaliação de Rendimento” </text:span></text:p>
        <text:p text:style-name="P27"><text:tab/><text:tab/><text:span text:style-name="T37">2</text:span>.<text:tab/>Sistema informa que após o documento ser salvo ele poderá mais ser editado</text:p>
        <text:p text:style-name="P36"><text:soft-page-break/><text:span text:style-name="T37">3</text:span>.<text:tab/>Coordenador confirma a operação</text:p>
        <text:p text:style-name="P38"/>
        <text:p text:style-name="P53"><text:span text:style-name="T15">1.6<text:tab/>Fluxos de Exceção: </text:span><text:span text:style-name="T16">Referente ao passo 5</text:span></text:p>
        <text:p text:style-name="P35"><text:span text:style-name="T38">1.</text:span><text:tab/><text:span text:style-name="T34">Coordenador não preenche todos os campos do documento</text:span></text:p>
        <text:p text:style-name="P39"><text:span text:style-name="T38">2.</text:span><text:tab/><text:span text:style-name="T34">Coordenador seleciona a opção “Submeter Avaliação de Rendimento” </text:span></text:p>
        <text:p text:style-name="P37"><text:span text:style-name="T14">3</text:span><text:span text:style-name="T12">.<text:tab/></text:span><text:span text:style-name="T11">Sistema informa que </text:span><text:span text:style-name="T14">a “Submissão da Avaliação” só pode ser feita quando todos os campos forem preenchidos</text:span></text:p>
        <text:p text:style-name="P52"><text:span text:style-name="T28"><text:tab/><text:tab/></text:span><text:span text:style-name="T29">4</text:span><text:span text:style-name="T22">.<text:tab/>Coordenador confirma a operação</text:span></text:p>
        <text:p text:style-name="P52"><text:span text:style-name="T26"/></text:p>
        <text:list xml:id="list1929249195652602189" text:style-name="L1">
          <text:list-header>
            <text:p text:style-name="P49"><text:span text:style-name="T20">1.</text:span><text:span text:style-name="T21">7</text:span><text:span text:style-name="T18"> <text:tab/>Pré-Condições</text:span></text:p>
          </text:list-header>
        </text:list>
        <text:p text:style-name="P17">Para que o caso de uso seja iniciado é necessário que estagiários estejam cadastrado no sistema para posteriormente serem avaliados.</text:p>
        <text:p text:style-name="P16"/>
        <text:list xml:id="list93930023726988" text:continue-numbering="true" text:style-name="L1">
          <text:list-header>
            <text:p text:style-name="P50"><text:span text:style-name="T19">1.</text:span><text:span text:style-name="T21">8</text:span><text:span text:style-name="T19"> </text:span><text:span text:style-name="T17"><text:tab/>Pós-Condições</text:span></text:p>
            <text:p text:style-name="P51">Avaliação de rendimento submetida ou salva no sistema</text:p>
          </text:list-header>
        </text:list>
        <text:list xml:id="list93931115815244" text:continue-list="list93931263027328" text:style-name="WW8Num2">
          <text:list-item>
            <text:h text:style-name="P29" text:outline-level="1">Relacionamento<text:span text:style-name="Fonte_20_parág._20_padrão"><text:span text:style-name="T31"> </text:span></text:span>com<text:span text:style-name="Fonte_20_parág._20_padrão"><text:span text:style-name="T31"> </text:span></text:span>Outros<text:span text:style-name="Fonte_20_parág._20_padrão"><text:span text:style-name="T31"> </text:span></text:span>Casos<text:span text:style-name="Fonte_20_parág._20_padrão"><text:span text:style-name="T31"> </text:span></text:span>de<text:span text:style-name="Fonte_20_parág._20_padrão"><text:span text:style-name="T31"> </text:span></text:span>Uso</text:h>
          </text:list-item>
        </text:list>
        <text:p text:style-name="P42">Relacionamento com caso de uso UC<text:span text:style-name="T34">02</text:span></text:p>
        <text:list xml:id="list93930009206937" text:continue-numbering="true" text:style-name="WW8Num2">
          <text:list-item>
            <text:list>
              <text:list-item>
                <text:list>
                  <text:list-item>
                    <text:h text:style-name="P33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43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93931677332940" text:continue-numbering="true" text:style-name="WW8Num2">
          <text:list-item>
            <text:list>
              <text:list-item>
                <text:list>
                  <text:list-item>
                    <text:h text:style-name="P33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44">Não se aplica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6-08T09:39:29.842293663</dc:date>
    <meta:print-date>2007-05-07T23:41:00</meta:print-date>
    <meta:editing-cycles>22</meta:editing-cycles>
    <meta:editing-duration>PT1H34M47S</meta:editing-duration>
    <meta:generator>LibreOffice/4.2.7.2$Linux_X86_64 LibreOffice_project/420m0$Build-2</meta:generator>
    <meta:document-statistic meta:table-count="1" meta:image-count="2" meta:object-count="0" meta:page-count="2" meta:paragraph-count="50" meta:word-count="319" meta:character-count="2057" meta:non-whitespace-character-count="1775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